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Arial3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Arial1" fo:font-size="14pt" style:font-size-asian="14pt" style:font-size-complex="14pt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Arial1"/>
    </style:style>
    <style:style style:name="P4" style:family="paragraph" style:parent-style-name="Text_20_body">
      <style:paragraph-properties fo:text-align="start" style:justify-single-word="false" style:writing-mode="lr-tb"/>
      <style:text-properties officeooo:rsid="0011510d" officeooo:paragraph-rsid="0011510d"/>
    </style:style>
    <style:style style:name="P5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officeooo:paragraph-rsid="0011510d" style:text-blinking="false" fo:background-color="#ffffff" style:font-weight-asian="bold" style:font-name-complex="Calibri1" style:font-weight-complex="bold"/>
    </style:style>
    <style:style style:name="P6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officeooo:paragraph-rsid="0011510d" style:text-blinking="false" fo:background-color="#ffffff"/>
    </style:style>
    <style:style style:name="P7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officeooo:paragraph-rsid="0013eb5a" style:text-blinking="false" fo:background-color="#ffffff"/>
    </style:style>
    <style:style style:name="P8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76e09" officeooo:paragraph-rsid="00176e09" style:text-blinking="false" fo:background-color="#ffffff"/>
    </style:style>
    <style:style style:name="P9" style:family="paragraph" style:parent-style-name="Text_20_body">
      <loext:graphic-properties draw:fill="none" draw:fill-color="#ffffff"/>
      <style:paragraph-properties fo:margin-top="0cm" fo:margin-bottom="0cm" style:contextual-spacing="false" fo:line-height="138%" fo:text-align="start" style:justify-single-word="false" fo:background-color="transparent" style:writing-mode="lr-tb"/>
      <style:text-properties officeooo:paragraph-rsid="0015c100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officeooo:paragraph-rsid="0013e327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officeooo:paragraph-rsid="0011b813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officeooo:paragraph-rsid="0011b813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officeooo:paragraph-rsid="0011b813" style:text-blinking="false" fo:background-color="#ffffff"/>
    </style:style>
    <style:style style:name="P14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officeooo:paragraph-rsid="0011510d" style:text-blinking="false" fo:background-color="#ffffff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b813" officeooo:paragraph-rsid="0011b813" style:text-blinking="false" fo:background-color="#ffffff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paragraph-rsid="0011510d" style:text-blinking="false" fo:background-color="#ffffff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paragraph-rsid="0011b813" style:text-blinking="false" fo:background-color="#ffffff"/>
    </style:style>
    <style:style style:name="P18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76e09" officeooo:paragraph-rsid="00176e09" style:text-blinking="false" fo:background-color="#ffffff"/>
    </style:style>
    <style:style style:name="P1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76e09" officeooo:paragraph-rsid="00176e09" style:text-blinking="false" fo:background-color="#ffffff"/>
    </style:style>
    <style:style style:name="P20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8df2f" officeooo:paragraph-rsid="0018df2f" style:text-blinking="false" fo:background-color="#ffffff"/>
    </style:style>
    <style:style style:name="P2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567ba" officeooo:paragraph-rsid="001567ba" style:text-blinking="false" fo:background-color="#ffffff"/>
    </style:style>
    <style:style style:name="P22" style:family="paragraph" style:parent-style-name="Text_20_body">
      <loext:graphic-properties draw:fill="none" draw:fill-color="#ffffff"/>
      <style:paragraph-properties fo:margin-top="0cm" fo:margin-bottom="0cm" style:contextual-spacing="false" fo:line-height="138%" fo:text-align="start" style:justify-single-word="false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officeooo:paragraph-rsid="0015c100" style:text-blinking="false" fo:background-color="#ffffff" style:font-weight-asian="bold" style:font-name-complex="Calibri1" style:font-weight-complex="bold"/>
    </style:style>
    <style:style style:name="T1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 style:font-weight-asian="bold" style:font-name-complex="Calibri1" style:font-weight-complex="bold"/>
    </style:style>
    <style:style style:name="T3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style:text-blinking="false" fo:background-color="#ffffff" loext:char-shading-value="0" style:font-weight-asian="bold" style:font-name-complex="Calibri1" style:font-weight-complex="bold"/>
    </style:style>
    <style:style style:name="T4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3eb5a" style:text-blinking="false" fo:background-color="#ffffff" loext:char-shading-value="0" style:font-weight-asian="bold" style:font-name-complex="Calibri1" style:font-weight-complex="bold"/>
    </style:style>
    <style:style style:name="T5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5c100" style:text-blinking="false" fo:background-color="#ffffff" loext:char-shading-value="0" style:font-weight-asian="bold" style:font-name-complex="Calibri1" style:font-weight-complex="bold"/>
    </style:style>
    <style:style style:name="T6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style:text-blinking="false" fo:background-color="#ffffff" loext:char-shading-value="0"/>
    </style:style>
    <style:style style:name="T7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b813" style:text-blinking="false" fo:background-color="#ffffff" loext:char-shading-value="0"/>
    </style:style>
    <style:style style:name="T8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3e327" style:text-blinking="false" fo:background-color="#ffffff" loext:char-shading-value="0"/>
    </style:style>
    <style:style style:name="T9" style:family="text">
      <style:text-properties fo:font-variant="normal" fo:text-transform="none" fo:color="#c9211e" loext:opacity="100%" style:text-line-through-style="none" style:text-line-through-type="none" style:font-name="Arial" fo:font-size="12pt" fo:font-style="normal" style:text-underline-style="none" fo:font-weight="normal" officeooo:rsid="0011510d" style:text-blinking="false" fo:background-color="#ffffff" loext:char-shading-value="0"/>
    </style:style>
    <style:style style:name="T10" style:family="text">
      <style:text-properties fo:font-variant="normal" fo:text-transform="none" fo:color="#c9211e" loext:opacity="100%" style:text-line-through-style="none" style:text-line-through-type="none" style:font-name="Arial" fo:font-size="12pt" fo:font-style="normal" style:text-underline-style="none" fo:font-weight="normal" officeooo:rsid="0011b813" style:text-blinking="false" fo:background-color="#ffffff" loext:char-shading-value="0"/>
    </style:style>
    <style:style style:name="T11" style:family="text">
      <style:text-properties style:text-underline-style="solid" style:text-underline-width="auto" style:text-underline-color="font-color" style:font-name-complex="Calibri1"/>
    </style:style>
    <style:style style:name="T12" style:family="text">
      <style:text-properties style:text-underline-style="solid" style:text-underline-width="auto" style:text-underline-color="font-color" officeooo:rsid="0011080c" style:font-name-complex="Calibri1"/>
    </style:style>
    <style:style style:name="T13" style:family="text">
      <style:text-properties officeooo:rsid="0013eb5a"/>
    </style:style>
    <style:style style:name="T14" style:family="text">
      <style:text-properties officeooo:rsid="001567ba"/>
    </style:style>
    <style:style style:name="T15" style:family="text">
      <style:text-properties officeooo:rsid="0015c100"/>
    </style:style>
    <style:style style:name="T16" style:family="text">
      <style:text-properties officeooo:rsid="0011b813" style:font-weight-asian="normal" style:font-weight-complex="normal"/>
    </style:style>
    <style:style style:name="T17" style:family="text">
      <style:text-properties fo:color="#c9211e" loext:opacity="100%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text:bullet-char="➢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tivation zu Open Source Software</text:p>
      <text:p text:style-name="P3"/>
      <text:p text:style-name="P3"><text:span text:style-name="T12">Praktischer</text:span><text:span text:style-name="T11"> Teil</text:span></text:p>
      <text:p text:style-name="P1"/>
      <text:p text:style-name="P5">Motivation OSS zu entwickeln und zu nutzen, konkret am Beispiel von Linux Distributionen</text:p>
      <text:p text:style-name="P4"><text:span text:style-name="T3">N</text:span><text:span text:style-name="T2">utzen:</text:span></text:p>
      <text:list xml:id="list329400047" text:style-name="L1">
        <text:list-item>
          <text:p text:style-name="P10"><text:span text:style-name="T1">Weshalb nutzen Individuen Linux? </text:span><text:span text:style-name="T6">[1.1]</text:span></text:p>
          <text:list>
            <text:list-item>
              <text:p text:style-name="P11"><text:span text:style-name="T9">Sicher</text:span><text:span text:style-name="T10">heit</text:span><text:span text:style-name="T6"> </text:span></text:p>
            </text:list-item>
            <text:list-item>
              <text:p text:style-name="P13">Läuft auf alter Hardware <text:span text:style-name="T17">stabil</text:span> </text:p>
            </text:list-item>
            <text:list-item>
              <text:p text:style-name="P13">Automatisierte Software Updates </text:p>
            </text:list-item>
            <text:list-item>
              <text:p text:style-name="P13">Personalisierbar</text:p>
            </text:list-item>
            <text:list-item>
              <text:p text:style-name="P13">Varietät von Distributionen</text:p>
            </text:list-item>
            <text:list-item>
              <text:p text:style-name="P13">Besserer Community Support</text:p>
            </text:list-item>
            <text:list-item>
              <text:p text:style-name="P11"><text:span text:style-name="T7">V</text:span><text:span text:style-name="T6">erlässlich</text:span></text:p>
            </text:list-item>
            <text:list-item>
              <text:p text:style-name="P13">Bessere Privatsphäre </text:p>
            </text:list-item>
          </text:list>
        </text:list-item>
        <text:list-item>
          <text:p text:style-name="P10"><text:span text:style-name="T1">Weshalb nutzen es Unternehmen? </text:span><text:span text:style-name="T6">[</text:span><text:span text:style-name="T8">2</text:span><text:span text:style-name="T6">.1]</text:span></text:p>
        </text:list-item>
      </text:list>
      <text:list xml:id="list1735145861" text:style-name="L2">
        <text:list-item>
          <text:p text:style-name="P15">Offene Standards (Kompatibel mit nahezu allem) </text:p>
        </text:list-item>
        <text:list-item>
          <text:p text:style-name="P12"><text:span text:style-name="T9">Stabilität</text:span><text:span text:style-name="T6"> </text:span><text:span text:style-name="T7">(wenige Fehler)</text:span><text:span text:style-name="T6"> </text:span></text:p>
        </text:list-item>
        <text:list-item>
          <text:p text:style-name="P12"><text:span text:style-name="T6">Portabilität/</text:span><text:span text:style-name="T7">Skalierbarkeit (Hardware Unterstützung immer)</text:span><text:span text:style-name="T6"> </text:span></text:p>
        </text:list-item>
        <text:list-item>
          <text:p text:style-name="P12"><text:span text:style-name="T9">Sicherheit</text:span><text:span text:style-name="T6"> </text:span><text:span text:style-name="T7">(Exploits werden schneller gepatched)</text:span><text:span text:style-name="T6"> </text:span></text:p>
        </text:list-item>
        <text:list-item>
          <text:p text:style-name="P17"><text:span text:style-name="T16">Support (Firmen die Linux an Unternehmen distributen «Enterprise Linux», konzentrieren sich neben Entwicklung auf First-Class Support)</text:span></text:p>
        </text:list-item>
      </text:list>
      <text:p text:style-name="P6">Entwicklung:</text:p>
      <text:list xml:id="list144818551499610" text:continue-list="list329400047" text:style-name="L1">
        <text:list-item>
          <text:p text:style-name="P16">Weshalb entwickeln Individuen an Linux Distros <text:span text:style-name="T14">und Kernel</text:span>? </text:p>
        </text:list-item>
      </text:list>
      <text:list xml:id="list4293789561" text:style-name="L3">
        <text:list-item>
          <text:p text:style-name="P18">Erstellen/Verbessern eines benötigten Features</text:p>
        </text:list-item>
        <text:list-item>
          <text:p text:style-name="P18">Besseres Verständnis der Software</text:p>
        </text:list-item>
        <text:list-item>
          <text:p text:style-name="P18">Mehr Programmier-Erfahrung</text:p>
        </text:list-item>
        <text:list-item>
          <text:p text:style-name="P18">Reputation und Karriere fördern</text:p>
        </text:list-item>
        <text:list-item>
          <text:p text:style-name="P20">Teil der Community sein</text:p>
        </text:list-item>
        <text:list-item>
          <text:p text:style-name="P18">Spass daran etwas für die Allgemeinheit zu entwickeln</text:p>
        </text:list-item>
      </text:list>
      <text:list xml:id="list144820371480979" text:continue-list="list144818551499610" text:style-name="L1">
        <text:list-item>
          <text:p text:style-name="P16">Weshalb tun das auch Unternehmen?</text:p>
          <text:list>
            <text:list-item>
              <text:p text:style-name="P21">Finanzielle Abhängigkeit</text:p>
            </text:list-item>
            <text:list-item>
              <text:p text:style-name="P19">Erstellen/Verbessern eines benötigten Features</text:p>
            </text:list-item>
            <text:list-item>
              <text:p text:style-name="P21">Gute Entwickler finden (Recruiting)</text:p>
            </text:list-item>
            <text:list-item>
              <text:p text:style-name="P21">Weniger Wartungskosten (Projekt läuft konstant weiter)</text:p>
            </text:list-item>
            <text:list-item>
              <text:p text:style-name="P21">Richtungsentscheide beeinflussen (<text:span text:style-name="T15">Firmen-Distros wie openSUSE)</text:span></text:p>
            </text:list-item>
          </text:list>
        </text:list-item>
      </text:list>
      <text:p text:style-name="P6"/>
      <text:p text:style-name="P6"/>
      <text:p text:style-name="P6"><text:soft-page-break/>Quellen:</text:p>
      <text:p text:style-name="P6">[1.1]: <text:a xlink:type="simple" xlink:href="https://itsfoss.com/linux-better-than-windows/" text:style-name="Internet_20_link" text:visited-style-name="Visited_20_Internet_20_Link">https://itsfoss.com/linux-better-than-windows/</text:a><text:tab/></text:p>
      <text:p text:style-name="P6">[2.1]: <text:a xlink:type="simple" xlink:href="https://www.linuxjournal.com/content/why-largest-companies-world-count-linux-servers" text:style-name="Internet_20_link" text:visited-style-name="Visited_20_Internet_20_Link">https://www.linuxjournal.com/content/why-largest-companies-world-count-linux-servers</text:a> </text:p>
      <text:p text:style-name="P6">[3.<text:span text:style-name="T13">1</text:span>]: <text:a xlink:type="simple" xlink:href="https://medium.com/digitalfrontiers/5-reasons-why-you-should-contribute-to-open-source-projects-2f65443b4077" text:style-name="Internet_20_link" text:visited-style-name="Visited_20_Internet_20_Link">https://medium.com/digitalfrontiers/5-reasons-why-you-should-contribute-to-open-source-projects-2f65443b4077</text:a></text:p>
      <text:p text:style-name="P8">[3.2]: <text:a xlink:type="simple" xlink:href="https://www.datamation.com/open-source/slideshows/9-reasons-to-contribute-to-an-open-source-project.html" text:style-name="Internet_20_link" text:visited-style-name="Visited_20_Internet_20_Link">https://www.datamation.com/open-source/slideshows/9-reasons-to-contribute-to-an-open-source-project.html</text:a> </text:p>
      <text:p text:style-name="P7">[<text:span text:style-name="T13">4</text:span>.<text:span text:style-name="T13">1</text:span>]: <text:a xlink:type="simple" xlink:href="https://www.linuxfoundation.org/resources/open-source-guides/participating-open-source-communities/" text:style-name="Internet_20_link" text:visited-style-name="Visited_20_Internet_20_Link">https://www.linuxfoundation.org/resources/open-source-guides/participating-open-source-communities/</text:a> </text:p>
      <text:p text:style-name="P9"><text:span text:style-name="T3">[</text:span><text:span text:style-name="T4">4</text:span><text:span text:style-name="T3">.</text:span><text:span text:style-name="T5">2</text:span><text:span text:style-name="T3">]: </text:span><text:a xlink:type="simple" xlink:href="https://www.redhat.com/de/about/open-source" text:style-name="Internet_20_link" text:visited-style-name="Visited_20_Internet_20_Link">https://www.redhat.com/de/about/open-source</text:a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Arial3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03T14:48:18.276000000</dc:date>
    <meta:editing-duration>PT28M16S</meta:editing-duration>
    <meta:editing-cycles>9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0" meta:word-count="186" meta:character-count="1814" meta:non-whitespace-character-count="1683"/>
  </office:meta>
</office:document-meta>
</file>